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svg:font-family="Courier"/>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0f13" officeooo:paragraph-rsid="00010f13"/>
    </style:style>
    <style:style style:name="P2" style:family="paragraph" style:parent-style-name="Standard">
      <style:text-properties officeooo:rsid="0001a658" officeooo:paragraph-rsid="0001a658"/>
    </style:style>
    <style:style style:name="P3"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4" style:family="paragraph" style:parent-style-name="Standard">
      <style:text-properties style:font-name="Liberation Mono" fo:font-size="10pt" officeooo:rsid="00010f13" officeooo:paragraph-rsid="00010f13" style:font-name-asian="Noto Sans Mono CJK SC" style:font-size-asian="10pt" style:font-name-complex="Liberation Mono" style:font-size-complex="10pt"/>
    </style:style>
    <style:style style:name="P5" style:family="paragraph" style:parent-style-name="Standard">
      <style:text-properties style:font-name="Liberation Mono" fo:font-size="10pt" officeooo:rsid="0001a658" officeooo:paragraph-rsid="0001a658" style:font-name-asian="Noto Sans Mono CJK SC" style:font-size-asian="10pt" style:font-name-complex="Liberation Mono" style:font-size-complex="10pt"/>
    </style:style>
    <style:style style:name="P6" style:family="paragraph" style:parent-style-name="Standard">
      <style:text-properties officeooo:rsid="0001a658" officeooo:paragraph-rsid="0001a658"/>
    </style:style>
    <style:style style:name="P7" style:family="paragraph" style:parent-style-name="Standard">
      <style:text-properties officeooo:rsid="00010f13" officeooo:paragraph-rsid="00010f13"/>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Heading_20_1" style:list-style-name=""/>
    <style:style style:name="P10" style:family="paragraph" style:parent-style-name="Heading_20_1">
      <style:paragraph-properties fo:break-before="page"/>
    </style:style>
    <style:style style:name="P11" style:family="paragraph" style:parent-style-name="Text_20_body">
      <style:text-properties officeooo:rsid="0009ddf9" officeooo:paragraph-rsid="0009ddf9"/>
    </style:style>
    <style:style style:name="P12" style:family="paragraph" style:parent-style-name="Text_20_body">
      <style:text-properties style:font-name="Liberation Mono" fo:font-size="10pt" style:font-name-asian="Noto Sans Mono CJK SC" style:font-size-asian="10pt" style:font-name-complex="Liberation Mono" style:font-size-complex="10pt"/>
    </style:style>
    <style:style style:name="P13" style:family="paragraph" style:parent-style-name="Text_20_body">
      <style:text-properties officeooo:paragraph-rsid="0009ddf9"/>
    </style:style>
    <style:style style:name="T1" style:family="text">
      <style:text-properties officeooo:rsid="0009ddf9"/>
    </style:style>
    <style:style style:name="T2" style:family="text">
      <style:text-properties fo:color="#000000" style:font-name="Courier" fo:font-size="12pt" style:font-name-asian="Courier" style:font-size-asian="12pt" style:font-name-complex="Courier" style:font-size-complex="12pt"/>
    </style:style>
    <style:style style:name="T3" style:family="text">
      <style:text-properties style:font-name="Liberation Mono" fo:font-size="10pt" style:font-name-asian="Noto Sans Mono CJK SC" style:font-size-asian="10pt" style:font-name-complex="Liberation Mono" style:font-size-complex="10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_Toc749_3967318688" text:style-name="Index_20_Link" text:visited-style-name="Index_20_Link">Prerequisites for Linux Ubuntu<text:tab/>1</text:a></text:p>
          <text:p text:style-name="P8"><text:a xlink:type="simple" xlink:href="#__RefHeading___Toc212_3800041162" text:style-name="Index_20_Link" text:visited-style-name="Index_20_Link">Install Ros<text:tab/>3</text:a></text:p>
          <text:p text:style-name="P8"><text:a xlink:type="simple" xlink:href="#__RefHeading___Toc214_3800041162" text:style-name="Index_20_Link" text:visited-style-name="Index_20_Link">Install catkin<text:tab/>5</text:a></text:p>
          <text:p text:style-name="P8"><text:a xlink:type="simple" xlink:href="#__RefHeading___Toc227_1490592651" text:style-name="Index_20_Link" text:visited-style-name="Index_20_Link">Repair Ubuntu<text:tab/>6</text:a></text:p>
        </text:index-body>
      </text:table-of-content>
      <text:p text:style-name="Text_20_body"/>
      <text:h text:style-name="Heading_20_1" text:outline-level="1"><text:bookmark-start text:name="__RefHeading___Toc749_3967318688"/>Prerequisites for Linux Ubuntu<text:bookmark-end text:name="__RefHeading___Toc749_3967318688"/></text:h>
      <text:p text:style-name="P11"/>
      <text:p text:style-name="Preformatted_20_Text">sudo apt-get install meld</text:p>
      <text:p text:style-name="Preformatted_20_Text">sudo apt-get install figlet</text:p>
      <text:p text:style-name="Preformatted_20_Text">sudo apt-getinstall git</text:p>
      <text:p text:style-name="Preformatted_20_Text">sudo apt-get -y install make</text:p>
      <text:p text:style-name="Preformatted_20_Text">sudo apt-get install build-essential</text:p>
      <text:p text:style-name="Preformatted_20_Text">sudo apt-getinstall sassc</text:p>
      <text:p text:style-name="Preformatted_20_Text">sudo apt-getinstall msgfmt</text:p>
      <text:p text:style-name="Preformatted_20_Text">sudo apt-get install gettext</text:p>
      <text:p text:style-name="Preformatted_20_Text">sudo snap install figlet</text:p>
      <text:p text:style-name="Preformatted_20_Text">sudo apt-getinstall fprintd libpam-fprintd</text:p>
      <text:p text:style-name="Preformatted_20_Text">sudo apt-getinstall net-tools</text:p>
      <text:p text:style-name="Preformatted_20_Text">sudo apt-get install fprintd libpam-fprintd</text:p>
      <text:p text:style-name="Preformatted_20_Text">sudo apt-get install slack</text:p>
      <text:p text:style-name="Preformatted_20_Text">sudo snap install snap-store</text:p>
      <text:p text:style-name="Preformatted_20_Text">sudo ubuntu-drivers autoinstall</text:p>
      <text:p text:style-name="Preformatted_20_Text">sudo apt-get install libfontconfig1</text:p>
      <text:p text:style-name="Preformatted_20_Text">sudo apt-get install build-essential</text:p>
      <text:p text:style-name="Preformatted_20_Text">sudo apt-get install mesa-common-dev</text:p>
      <text:p text:style-name="Preformatted_20_Text">sudo apt-get install libglu1-mesa-dev -y</text:p>
      <text:p text:style-name="Preformatted_20_Text">sudo apt-get install mesa-common-dev</text:p>
      <text:p text:style-name="Preformatted_20_Text">sudo apt-get install build-essential</text:p>
      <text:p text:style-name="Preformatted_20_Text">sudo apt-get install build-essential</text:p>
      <text:p text:style-name="Preformatted_20_Text">sudo apt-getinstall libopencv-dev python3-opencv</text:p>
      <text:p text:style-name="Preformatted_20_Text">sudo apt-get install curl</text:p>
      <text:p text:style-name="Preformatted_20_Text">sudo apt-get install python3</text:p>
      <text:p text:style-name="Preformatted_20_Text">sudo apt-get install python3.8-venv</text:p>
      <text:p text:style-name="Preformatted_20_Text">sudo apt-get install python3.8-venv</text:p>
      <text:p text:style-name="Preformatted_20_Text">sudo apt-getinstall ./code_1.94.2-1728494015_amd64.deb</text:p>
      <text:p text:style-name="Preformatted_20_Text">sudo apt-getinstall gtkterm</text:p>
      <text:p text:style-name="Preformatted_20_Text">sudo apt-get install wine32</text:p>
      <text:p text:style-name="Preformatted_20_Text">sudo apt-getinstall socat</text:p>
      <text:p text:style-name="Preformatted_20_Text">sudo apt-getinstall ros-noetic-desktop-full</text:p>
      <text:p text:style-name="Preformatted_20_Text">sudo apt-get install ros-noetic-desktop-full</text:p>
      <text:p text:style-name="Preformatted_20_Text">sudo apt-get install ros-noetic-desktop</text:p>
      <text:p text:style-name="Preformatted_20_Text">sudo apt-get install ros-noetic</text:p>
      <text:p text:style-name="Preformatted_20_Text">sudo apt-get install ros-noetic-desktop-full</text:p>
      <text:p text:style-name="Preformatted_20_Text">sudo apt-get install python3-rosinstall python3-rosinstall-generator python3-wstool build-essential</text:p>
      <text:p text:style-name="Preformatted_20_Text">sudo apt-get install ros-noetic-catkin</text:p>
      <text:p text:style-name="Preformatted_20_Text">sudo apt-getinstall ros-noetic-ruckig</text:p>
      <text:p text:style-name="Preformatted_20_Text"><text:span text:style-name="T2">sudo pip3 install </text:span><text:span text:style-name="T2">upgrade numpy scipy pyyaml</text:span></text:p>
      <text:p text:style-name="Preformatted_20_Text">sudo apt-getinstall ros-noetic-ruckig</text:p>
      <text:p text:style-name="Preformatted_20_Text">sudo apt-get install python3-catkin-tools</text:p>
      <text:p text:style-name="Preformatted_20_Text"><text:soft-page-break/>sudo apt-getinstall python3-catkin-pkg</text:p>
      <text:p text:style-name="Preformatted_20_Text">sudo apt-getinstall python3-rosdep python3-rosinstall python3-rosinstall-generator python3-wstool build-essential</text:p>
      <text:p text:style-name="Preformatted_20_Text">sudo apt-getinstall python3-rosdep</text:p>
      <text:p text:style-name="Preformatted_20_Text">sudo apt-getinstall librange-v3-dev</text:p>
      <text:p text:style-name="Preformatted_20_Text">sudo apt-getinstall libfmt-dev</text:p>
      <text:p text:style-name="Preformatted_20_Text">sudo apt-get install python3-rospkg</text:p>
      <text:p text:style-name="Preformatted_20_Text">sudo apt-get install python3-rospkg-modules</text:p>
      <text:p text:style-name="Preformatted_20_Text">sudo apt-getinstall python-is-python3</text:p>
      <text:p text:style-name="Preformatted_20_Text">sudo apt-get install python-is-python3</text:p>
      <text:p text:style-name="Preformatted_20_Text">sudo apt-get install git wget curl libssl-dev libncurses-dev flex bison gperf python python-pip python-setuptools</text:p>
      <text:p text:style-name="Preformatted_20_Text">sudo apt-get install git wget curl libssl-dev libncurses-dev flex bison gperf python3 python3-pip3 python3-setuptools</text:p>
      <text:p text:style-name="Preformatted_20_Text">sudo apt-get install python-pip3 python3-setuptools</text:p>
      <text:p text:style-name="Preformatted_20_Text">sudo apt-get install python-pip python3-setuptools</text:p>
      <text:p text:style-name="Preformatted_20_Text">sudo apt-get install python3-pip python3-setuptools</text:p>
      <text:p text:style-name="Preformatted_20_Text">sudo apt-get install python3-setuptools</text:p>
      <text:p text:style-name="Preformatted_20_Text">sudo apt-get install python-serial python-click python-cryptography python-future python-pyparsing python-pyelftools cmake ninja-build ccache jq</text:p>
      <text:p text:style-name="Preformatted_20_Text">sudo apt-get install python3-serial python-click python-cryptography python-future python-pyparsing python-pyelftools cmake ninja-build ccache jq</text:p>
      <text:p text:style-name="Preformatted_20_Text">sudo apt-get install python3-click python3-cryptography python3-future python3-pyparsing python3-pyelftools cmake ninja-build ccache jq</text:p>
      <text:p text:style-name="Preformatted_20_Text">sudo apt-get install python3-click python3-cryptography python3-future python3-pyparsing python3-pyelftools cmake ninja-build ccache jq -y</text:p>
      <text:p text:style-name="Preformatted_20_Text">sudo apt-get install libssl1.0-dev</text:p>
      <text:p text:style-name="Preformatted_20_Text">sudo apt-get install libssl-dev</text:p>
      <text:p text:style-name="Preformatted_20_Text">sudo apt-get install libssl1.0-dev</text:p>
      <text:p text:style-name="Preformatted_20_Text">sudo apt-get install libssl1.0.0-dev</text:p>
      <text:p text:style-name="Preformatted_20_Text">sudo apt-getinstall figlet</text:p>
      <text:p text:style-name="Preformatted_20_Text">sudo apt-get install libssl-dev</text:p>
      <text:p text:style-name="Preformatted_20_Text">sudo apt-get install openssl</text:p>
      <text:p text:style-name="Preformatted_20_Text">#sudo apt-get--fix-broken install</text:p>
      <text:p text:style-name="Preformatted_20_Text">#sudo /tmp/drake-1.17.0/setup/ubuntu/install_prereqs.sh</text:p>
      <text:p text:style-name="P13"/>
      <text:h text:style-name="P9" text:outline-level="1"/>
      <text:h text:style-name="P10" text:outline-level="1"><text:bookmark-start text:name="__RefHeading___Toc212_3800041162"/>Install Ros<text:bookmark-end text:name="__RefHeading___Toc212_3800041162"/></text:h>
      <text:p text:style-name="P1"/>
      <text:p text:style-name="P1">If you encounter a "no package found" error while trying to install `ros-noetic-desktop-full`, it might be due to missing or misconfigured ROS package repositories. Here’s how to properly set up the ROS Noetic repository on Ubuntu 20.04 and install `ros-noetic-desktop-full`:</text:p>
      <text:p text:style-name="P1"/>
      <text:p text:style-name="P1">1. **Setup your sources.list**:</text:p>
      <text:p text:style-name="P1"><text:s text:c="3"/>Add the ROS repository to your sources list:</text:p>
      <text:p text:style-name="P1"/>
      <text:p text:style-name="Preformatted_20_Text"><text:s text:c="3"/>sudo sh -c 'echo "deb http://packages.ros.org/ros/ubuntu $(lsb_release -sc) main" &gt; /etc/apt/sources.list.d/ros-latest.list'</text:p>
      <text:p text:style-name="P1"/>
      <text:p text:style-name="P1">2. **Set up your keys**:</text:p>
      <text:p text:style-name="P1"><text:s text:c="3"/>Add the official ROS GPG key:</text:p>
      <text:p text:style-name="P1"/>
      <text:p text:style-name="Preformatted_20_Text"><text:s text:c="3"/>sudo apt-key adv --keyserver 'hkp://keyserver.ubuntu.com:80' --recv-key C1CF6E31E6BADE8868B172B4F42ED6FBAB17C654</text:p>
      <text:p text:style-name="P1"/>
      <text:p text:style-name="P1">3. **Update package index**:</text:p>
      <text:p text:style-name="P1"/>
      <text:p text:style-name="Preformatted_20_Text"><text:s text:c="3"/>sudo apt-get update</text:p>
      <text:p text:style-name="P1"/>
      <text:p text:style-name="P1">4. **Install ROS Noetic**:</text:p>
      <text:p text:style-name="P1"/>
      <text:p text:style-name="P1"><text:s text:c="3"/><text:span text:style-name="T3">sudo apt-get install ros-noetic-desktop-full</text:span></text:p>
      <text:p text:style-name="P1"/>
      <text:p text:style-name="P1"/>
      <text:p text:style-name="P1">5. **Initialize rosdep**:</text:p>
      <text:p text:style-name="P1"><text:s text:c="3"/><text:span text:style-name="T3">`rosdep` is required to install dependencies:</text:span></text:p>
      <text:p text:style-name="P1"/>
      <text:p text:style-name="P1"><text:span text:style-name="T3"><text:s text:c="3"/>sudo rosdep init</text:span></text:p>
      <text:p text:style-name="P4"><text:s text:c="3"/>rosdep update</text:p>
      <text:p text:style-name="P1"/>
      <text:p text:style-name="P1"/>
      <text:p text:style-name="P1">6. **Source the ROS environment**:</text:p>
      <text:p text:style-name="P1"><text:s text:c="3"/>Add the following line to your `~/.bashrc` to automatically source the ROS environment when opening a new terminal:</text:p>
      <text:p text:style-name="P1"/>
      <text:p text:style-name="P4"><text:s text:c="3"/>echo "source /opt/ros/noetic/setup.bash" &gt;&gt; ~/.bashrc</text:p>
      <text:p text:style-name="P4"><text:s text:c="3"/>source ~/.bashrc</text:p>
      <text:p text:style-name="P4"/>
      <text:p text:style-name="P1">7. **Install dependencies for building packages**:</text:p>
      <text:p text:style-name="P1"/>
      <text:p text:style-name="P4"><text:s text:c="3"/>sudo apt-get install python3-rosinstall python3-rosinstall-generator python3-wstool build-essential</text:p>
      <text:p text:style-name="P1"/>
      <text:p text:style-name="P1">Following these steps should resolve the issue and allow you to install `ros-noetic-desktop-full` on Ubuntu 20.04.</text:p>
      <text:p text:style-name="P1"/>
      <text:p text:style-name="P1"><text:soft-page-break/></text:p>
      <text:h text:style-name="Heading_20_1" text:outline-level="1"><text:bookmark-start text:name="__RefHeading___Toc214_3800041162"/>Install catkin<text:bookmark-end text:name="__RefHeading___Toc214_3800041162"/></text:h>
      <text:p text:style-name="P2"/>
      <text:p text:style-name="P2">To install `catkin` on Ubuntu 20.04, which is used for building ROS packages, follow these steps:</text:p>
      <text:p text:style-name="P2"/>
      <text:p text:style-name="P2">1. **Ensure ROS Noetic is installed**:</text:p>
      <text:p text:style-name="P2"><text:s text:c="3"/>Before installing `catkin`, make sure you have `ros-noetic-desktop-full` or a similar ROS installation:</text:p>
      <text:p text:style-name="P2"/>
      <text:p text:style-name="P5"><text:s text:c="3"/>sudo apt-get install ros-noetic-desktop-full</text:p>
      <text:p text:style-name="P2"/>
      <text:p text:style-name="P2">2. **Install `catkin` tools**:</text:p>
      <text:p text:style-name="P2"><text:s text:c="3"/>You’ll need the `catkin` command-line tools, which come with ROS:</text:p>
      <text:p text:style-name="P2"/>
      <text:p text:style-name="P5"><text:s text:c="3"/>sudo apt-get install ros-noetic-catkin</text:p>
      <text:p text:style-name="P5"/>
      <text:p text:style-name="P2">3. **Create a `catkin` workspace**:</text:p>
      <text:p text:style-name="P2"><text:s text:c="3"/>Create a new workspace for building your ROS packages:</text:p>
      <text:p text:style-name="P2"/>
      <text:p text:style-name="P5"><text:s text:c="3"/>mkdir -p ~/catkin_ws/src</text:p>
      <text:p text:style-name="P5"><text:s text:c="3"/>cd ~/catkin_ws/</text:p>
      <text:p text:style-name="P5"><text:s text:c="3"/>catkin_make</text:p>
      <text:p text:style-name="P5"/>
      <text:p text:style-name="P2"><text:s text:c="3"/>This will create a `catkin` workspace and compile any packages you place in the `src` folder.</text:p>
      <text:p text:style-name="P2"/>
      <text:p text:style-name="P2">4. **Source your workspace**:</text:p>
      <text:p text:style-name="P2"><text:s text:c="3"/>After building the workspace, source it to make it active in your current shell session:</text:p>
      <text:p text:style-name="P2"/>
      <text:p text:style-name="P5"><text:s text:c="3"/>source devel/setup.bash</text:p>
      <text:p text:style-name="P5"/>
      <text:p text:style-name="P2"><text:s text:c="3"/>To automatically source your workspace each time you open a terminal, add this line to your `~/.bashrc`:</text:p>
      <text:p text:style-name="P2"/>
      <text:p text:style-name="P5"><text:s text:c="3"/>echo "source ~/catkin_ws/devel/setup.bash" &gt;&gt; ~/.bashrc</text:p>
      <text:p text:style-name="P5"><text:s text:c="3"/>source ~/.bashrc</text:p>
      <text:p text:style-name="P5"/>
      <text:p text:style-name="P2">Now you have `catkin` installed, and your workspace is ready for developing and building ROS packages.</text:p>
      <text:h text:style-name="P9" text:outline-level="1"/>
      <text:h text:style-name="P10" text:outline-level="1"><text:bookmark-start text:name="__RefHeading___Toc227_1490592651"/>Repair Ubuntu<text:bookmark-end text:name="__RefHeading___Toc227_1490592651"/></text:h>
      <text:p text:style-name="Text_20_body">If essential system tools on your Ubuntu system are missing, there are several methods to restore them, depending on what is missing. Here are some general steps to restore default system tools and utilities:</text:p>
      <text:p text:style-name="Text_20_body">### 1. **Reinstall `ubuntu-desktop` or `ubuntu-standard` Packages**</text:p>
      <text:p text:style-name="Text_20_body"><text:s text:c="3"/>The `ubuntu-desktop` and `ubuntu-standard` packages include many essential system utilities. Reinstalling them can restore missing tools:</text:p>
      <text:p text:style-name="P12"><text:s text:c="3"/>sudo apt-get update</text:p>
      <text:p text:style-name="P12"><text:s text:c="3"/>sudo apt-get install --reinstall ubuntu-desktop ubuntu-standard</text:p>
      <text:p text:style-name="Text_20_body"><text:s text:c="3"/>This command will reinstall the core desktop environment and standard system tools.</text:p>
      <text:p text:style-name="Text_20_body">### 2. **Repair Broken Packages**</text:p>
      <text:p text:style-name="Text_20_body"><text:s text:c="3"/>If some packages are partially installed or broken, use the following command to fix them:</text:p>
      <text:p text:style-name="P12"><text:s text:c="3"/>sudo apt-get update</text:p>
      <text:p text:style-name="P12"><text:s text:c="3"/>sudo apt-get -f install</text:p>
      <text:p text:style-name="Text_20_body"><text:s text:c="3"/>The `-f` option attempts to correct broken dependencies.</text:p>
      <text:p text:style-name="Text_20_body">### 3. **Install Core Utilities Manually**</text:p>
      <text:p text:style-name="Text_20_body"><text:s text:c="3"/>If you know which specific utilities are missing, you can reinstall them directly. Here are a few examples:</text:p>
      <text:p text:style-name="Text_20_body"><text:s text:c="3"/>- **Basic Tools**:</text:p>
      <text:p text:style-name="P12"><text:s text:c="7"/>sudo apt-get install --reinstall coreutils util-linux</text:p>
      <text:p text:style-name="Text_20_body"><text:s text:c="5"/>- **Networking Tools** (e.g., `ping`, `ifconfig`):</text:p>
      <text:p text:style-name="P12"><text:s text:c="7"/>sudo apt-get install --reinstall net-tools iproute2</text:p>
      <text:p text:style-name="Text_20_body"><text:s text:c="5"/>- **Package Management Tools** (e.g., `apt`, `dpkg`):</text:p>
      <text:p text:style-name="P12"><text:s text:c="7"/>sudo apt-get install --reinstall apt dpkg</text:p>
      <text:p text:style-name="P12"><text:s text:c="2"/></text:p>
      <text:p text:style-name="Text_20_body">### 4. **Restore System Files**</text:p>
      <text:p text:style-name="Text_20_body"><text:s text:c="3"/>You can reinstall the `base-files` package, which contains many system files and configurations:</text:p>
      <text:p text:style-name="P12"><text:s text:c="3"/>sudo apt-get install --reinstall base-files</text:p>
      <text:p text:style-name="Text_20_body">### 5. **Reconfigure Packages**</text:p>
      <text:p text:style-name="Text_20_body"><text:s text:c="3"/>Sometimes, simply reconfiguring all packages can fix missing configurations:</text:p>
      <text:p text:style-name="Text_20_body"/>
      <text:p text:style-name="P12"><text:s text:c="3"/>sudo dpkg --configure -a</text:p>
      <text:p text:style-name="Text_20_body"><text:soft-page-break/><text:s text:c="3"/>This will attempt to reconfigure any packages that are not fully installed or configured.</text:p>
      <text:p text:style-name="Text_20_body">### 6. **Check for Unmet Dependencies**</text:p>
      <text:p text:style-name="Text_20_body"><text:s text:c="3"/>If dependencies are missing, try:</text:p>
      <text:p text:style-name="P12"><text:s text:c="3"/>sudo apt-get check</text:p>
      <text:p text:style-name="P12"><text:s text:c="3"/>sudo apt-get install -f</text:p>
      <text:p text:style-name="Text_20_body"><text:s text:c="3"/>These commands will check for dependency issues and attempt to fix them.</text:p>
      <text:p text:style-name="Text_20_body">### 7. **Use `apt-get` to Upgrade and Refresh Packages**</text:p>
      <text:p text:style-name="Text_20_body"><text:s text:c="3"/>Upgrading the entire system can sometimes restore missing packages and libraries:</text:p>
      <text:p text:style-name="P12"><text:s text:c="3"/>sudo apt-get update</text:p>
      <text:p text:style-name="P12"><text:s text:c="3"/>sudo apt-get upgrade</text:p>
      <text:p text:style-name="P12"><text:s text:c="3"/>sudo apt-get dist-upgrade</text:p>
      <text:p text:style-name="Text_20_body"><text:s text:c="3"/>This ensures that all packages are up to date and dependencies are resolved.</text:p>
      <text:p text:style-name="Text_20_body">### 8. **Reinstall GRUB and Repair Boot Loader (If Necessary)**</text:p>
      <text:p text:style-name="Text_20_body"><text:s text:c="3"/>If the missing tools are related to booting or the system itself, you might need to reinstall GRUB:</text:p>
      <text:p text:style-name="P12"><text:s text:c="3"/>sudo grub-install /dev/sda</text:p>
      <text:p text:style-name="P12"><text:s text:c="3"/>sudo update-grub</text:p>
      <text:p text:style-name="Text_20_body"><text:s text:c="3"/>Replace `/dev/sda` with your boot drive.</text:p>
      <text:p text:style-name="Text_20_body">### 9. **Check for Specific Logs or Errors**</text:p>
      <text:p text:style-name="Text_20_body"><text:s text:c="3"/>If the problem is more complex, checking the logs can help identify what’s missing:</text:p>
      <text:p text:style-name="P12"><text:s text:c="3"/>journalctl -xe</text:p>
      <text:p text:style-name="P12"><text:s text:c="3"/>dmesg | less</text:p>
      <text:p text:style-name="Text_20_body"><text:s text:c="3"/>These logs can provide insight into what might be wrong with your system.</text:p>
      <text:p text:style-name="Text_20_body">### 10. **Use a Live USB to Repair System Files**</text:p>
      <text:p text:style-name="Text_20_body"><text:s text:c="3"/>If the system is heavily damaged, you can boot into a live USB session and use `chroot` to repair it:</text:p>
      <text:p text:style-name="Text_20_body"><text:s text:c="3"/>- Boot from an Ubuntu live USB.</text:p>
      <text:p text:style-name="Text_20_body"><text:s text:c="3"/>- Open a terminal and mount your system partition, then `chroot` into it:</text:p>
      <text:p text:style-name="P12"><text:s text:c="5"/>sudo mount /dev/sdaX /mnt <text:s/># Replace sdaX with your system partition.</text:p>
      <text:p text:style-name="P12"><text:s text:c="5"/>sudo mount --bind /dev /mnt/dev</text:p>
      <text:p text:style-name="P12"><text:s text:c="5"/>sudo mount --bind /proc /mnt/proc</text:p>
      <text:p text:style-name="P12"><text:s text:c="5"/>sudo mount --bind /sys /mnt/sys</text:p>
      <text:p text:style-name="P12"><text:s text:c="5"/>sudo chroot /mnt</text:p>
      <text:p text:style-name="Text_20_body"><text:soft-page-break/><text:s text:c="5"/>- From within the `chroot` environment, run the commands mentioned above to reinstall missing packages or fix dependencies.</text:p>
      <text:p text:style-name="Text_20_body">By following these steps, you should be able to restore missing system tools and ensure that Ubuntu is functioning properly. Let me know if you need more specific guidan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svg:font-family="Courier"/>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0T07:57:31.223187513</meta:creation-date>
    <dc:date>2024-10-21T10:26:34.834270507</dc:date>
    <meta:editing-duration>PT7M26S</meta:editing-duration>
    <meta:editing-cycles>6</meta:editing-cycles>
    <meta:generator>LibreOffice/6.4.7.2$Linux_X86_64 LibreOffice_project/40$Build-2</meta:generator>
    <meta:document-statistic meta:table-count="0" meta:image-count="0" meta:object-count="0" meta:page-count="7" meta:paragraph-count="180" meta:word-count="1194" meta:character-count="9265" meta:non-whitespace-character-count="8012"/>
  </office:meta>
</office:document-meta>
</file>